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2.69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1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9-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ncenedors (mecheros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Bol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piso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àlvulas obú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Obuso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apes vàlvules obú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ina per treure obus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07.pdf" xlink:type="simple">if_00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aretes soldadura forta 500 g, 0,2 mm, L-Ag5P, paquet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Manguitos Cu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ves candado Lince taquilla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Repuestos para cortadora plasma Solter 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Hojas sierra arc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eu de re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aper borrador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rraca fr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6.pdf" xlink:type="simple">if_01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20 mm M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17 mm M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9 mm a manguera 14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2mm M 11 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laç amb vàlvula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T M-M-H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inta carrocer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ilas 9 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4.pdf" xlink:type="simple">if_02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Joc broques metall 1 a 10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5.pdf" xlink:type="simple">if_02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olímet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6.pdf" xlink:type="simple">if_02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7_1.pdf" xlink:type="simple">if_027_1</text:a>, <text:a xlink:href="https://paulinoposada.github.io/web_fred/web_fred_2425/inventari_fred/if_027_2.pdf" xlink:type="simple">if_027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Detectors electrònics de fu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8.pdf" xlink:type="simple">if_02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Manòmentres 17 ba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xpandidor de pinc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6.pdf" xlink:type="simple">If_04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Joc abocardador, tallatub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30.pdf" xlink:type="simple">if_03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Expandidor Uponor (falta cabezal para tubo de (5/8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1_1.pdf" xlink:type="simple">if_031_1</text:a>, <text:a xlink:href="https://paulinoposada.github.io/web_fred/web_fred_2425/inventari_fred/if_031_2.pdf" xlink:type="simple">if_31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1/2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2.pdf" xlink:type="simple">if_03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7 mi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3.pdf" xlink:type="simple">if_03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Abocardador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fred/web_fred_2425/inventari_fred/if_034.pdf" xlink:type="simple">if_03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alança refrigera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5_1.pdf" xlink:type="simple">if_035_1</text:a>, <text:a xlink:href="https://paulinoposada.github.io/web_fred/web_fred_2425/inventari_fred/if_035_2.pdf" xlink:type="simple">if_035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omba bu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6.pdf" xlink:type="simple">if_03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7.pdf" xlink:type="simple">if_03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Maleta herraminetas con puente manómetr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45.pdf" xlink:type="simple">if_04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ub Cu rotllo 5/8" mts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a xlink:href="https://paulinoposada.github.io/web_fred/web_fred_2425/inventari_fred/if_038.pdf" xlink:type="simple">if_03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nonada Terrain 16 mm i casquillos mts.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<text:a xlink:href="https://paulinoposada.github.io/web_fred/web_fred_2425/inventari_fred/if_039.pdf" xlink:type="simple">if_039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ompressor hermètic SECOP, FR11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0.pdf" xlink:type="simple">if_04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Separador líquid /g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1.pdf" xlink:type="simple">if_041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Grup compressor/ condensador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<text:a xlink:href="https://paulinoposada.github.io/web_fred/web_fred_2425/inventari_fred/if_042.pdf" xlink:type="simple">_04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s Rothenberg , funcionament amb cartu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a xlink:href="https://paulinoposada.github.io/web_fred/web_fred_2425/inventari_fred/if_043.pdf" xlink:type="simple">if_04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 propilè Wel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4.pdf" xlink:type="simple">if_044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3-01" calcext:value-type="date">
            <text:p>1-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-25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1019" table:default-cell-style-name="Default"/>
        <table:table-row table:style-name="ro1">
          <table:table-cell office:value-type="string" calcext:value-type="string">
            <text:p>Llloc</text:p>
          </table:table-cell>
          <table:table-cell table:style-name="ce3" office:value-type="string" calcext:value-type="string">
            <text:p>Prestatge</text:p>
          </table:table-cell>
          <table:table-cell office:value-type="string" calcext:value-type="string">
            <text:p>Descripció</text:p>
          </table:table-cell>
          <table:table-cell office:value-type="string" calcext:value-type="string">
            <text:p>Ut.</text:p>
          </table:table-cell>
          <table:table-cell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ncenedors (mecheros)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Boli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Llapisos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Vàlvulas obús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busos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Tapes vàlvules obús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ina per treure obus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07.pdf" xlink:type="simple">if_0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Varetes soldadura forta 500 g, 0,2 mm, L-Ag5P, paquetes</text:p>
          </table:table-cell>
          <table:table-cell office:value-type="float" office:value="0.5" calcext:value-type="float">
            <text:p>0,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Manguitos Cu15</text:p>
          </table:table-cell>
          <table:table-cell office:value-type="float" office:value="199" calcext:value-type="float">
            <text:p>19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Racor loco 1/2” a 15 mm</text:p>
          </table:table-cell>
          <table:table-cell office:value-type="float" office:value="143" calcext:value-type="float">
            <text:p>14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Enlace 1/2” H a D15 mm H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3</text:p>
          </table:table-cell>
          <table:table-cell table:style-name="Default" office:value-type="string" calcext:value-type="string">
            <text:p>Enlace 1/2” M a D15 mm H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Llaves candado Lince taquillas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Hojas sierra arco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Peu de re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Paper borrador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arraca f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6.pdf" xlink:type="simple">if_016</text:a>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Armari 1</text:p>
          </table:table-cell>
          <table:table-cell table:style-name="ce6" office:value-type="string" calcext:value-type="string">
            <text:p>1-2</text:p>
          </table:table-cell>
          <table:table-cell table:style-name="ce7" office:value-type="string" calcext:value-type="string">
            <text:p>Reducció H 20 mm M 11 mm - Acoplamiento de latón de 1/2" H GAS x 1/4" M SAE c/junta - https://www.pecomark.com/es/c/p/22227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style-name="ce8"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Reducció H 17 mm M 11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Enlace H 19 mm a manguera 14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Enlace H 5/16” a M 1/4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Enllaç amb vàlvula H 1/4” a M 1/4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T M-M-H 1/4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inta carrocer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Pilas 9 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24.pdf" xlink:type="simple">if_02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Joc broques metall 1 a 10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25.pdf" xlink:type="simple">if_02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Políme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26.pdf" xlink:type="simple">if_02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Equip recuperació Super Ego SEGO RECV R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27_1.pdf" xlink:type="simple">if_027_1</text:a>, <text:a xlink:href="https://paulinoposada.github.io/web_fred/web_fred_2425/inventari_fred/if_027_2.pdf" xlink:type="simple">if_027_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Manòmentres 17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Armari 1</text:p>
          </table:table-cell>
          <table:table-cell table:style-name="ce6" office:value-type="string" calcext:value-type="string">
            <text:p>1-3</text:p>
          </table:table-cell>
          <table:table-cell table:style-name="ce5" office:value-type="string" calcext:value-type="string">
            <text:p>Manòmentres 34 b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Expandidor de pi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6.pdf" xlink:type="simple">If_04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Joc abocardador, tallatu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30.pdf" xlink:type="simple">if_030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Expandidor Uponor (falta cabezal para tubo de (5/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1_1.pdf" xlink:type="simple">if_031_1</text:a>, <text:a xlink:href="https://paulinoposada.github.io/web_fred/web_fred_2425/inventari_fred/if_031_2.pdf" xlink:type="simple">if_31_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urvadora tubs 1/2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2.pdf" xlink:type="simple">if_03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urvadora tubs 7 mi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3.pdf" xlink:type="simple">if_033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Abocardad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fred/web_fred_2425/inventari_fred/if_034.pdf" xlink:type="simple">if_03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Balança refrige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5_1.pdf" xlink:type="simple">if_035_1</text:a>, <text:a xlink:href="https://paulinoposada.github.io/web_fred/web_fred_2425/inventari_fred/if_035_2.pdf" xlink:type="simple">if_035_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Bomba b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6.pdf" xlink:type="simple">if_03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Equip recuperació Super Ego SEGO RECV 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7.pdf" xlink:type="simple">if_03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aleta herraminetas con puente manómet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45.pdf" xlink:type="simple">if_04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Tub Cu rotllo 5/8" mt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aulinoposada.github.io/web_fred/web_fred_2425/inventari_fred/if_038.pdf" xlink:type="simple">if_03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anonada Terrain 16 mm i casquillos mts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aulinoposada.github.io/web_fred/web_fred_2425/inventari_fred/if_039.pdf" xlink:type="simple">if_039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ompressor hermètic SECOP, FR1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0.pdf" xlink:type="simple">if_040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parador líquid /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1.pdf" xlink:type="simple">if_041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Grup compressor/ condensad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<text:a xlink:href="https://paulinoposada.github.io/web_fred/web_fred_2425/inventari_fred/if_042.pdf" xlink:type="simple">_04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Bufadors Rothenberg , funcionament amb cart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aulinoposada.github.io/web_fred/web_fred_2425/inventari_fred/if_043.pdf" xlink:type="simple">if_043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Bufador propilè We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4.pdf" xlink:type="simple">if_044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office:value-type="string" calcext:value-type="string">
            <text:p>1-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1">00.00.0000</text:date>, <text:time style:data-style-name="N2" text:time-value="10:19:54.179560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9-01T10:34:23.798448370</dc:date>
    <meta:editing-duration>PT1H54M45S</meta:editing-duration>
    <meta:editing-cycles>12</meta:editing-cycles>
    <meta:document-statistic meta:table-count="2" meta:cell-count="447" meta:object-count="0"/>
  </office:meta>
</office:document-meta>
</file>